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1.2811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name-asian="WenQuanYi Zen Hei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0.3">
            <text:p>0.30</text:p>
          </table:table-cell>
          <table:table-cell table:style-name="ce11" office:value-type="string">
            <text:p>meeting about new task to be assigned by arvind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2">
          <table:table-cell table:style-name="ce2" office:value-type="string">
            <text:p>Artist page sorting enhancement</text:p>
          </table:table-cell>
          <table:table-cell table:style-name="ce6" office:value-type="float" office:value="8.3">
            <text:p>8.30</text:p>
          </table:table-cell>
          <table:table-cell table:style-name="ce11" office:value-type="string">
            <text:p>all he task done need to clear some doubts before committing code to cvs</text:p>
          </table:table-cell>
          <table:table-cell table:style-name="ce15" office:value-type="string">
            <text:p>inprogress</text:p>
          </table:table-cell>
          <table:table-cell table:style-name="ce17"/>
          <table:table-cell table:style-name="ce19" table:number-columns-repeated="1019"/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table:style-name="ce19" table:number-columns-repeated="1019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6"/>
          <table:table-cell table:style-name="ce18"/>
          <table:table-cell table:style-name="ce20"/>
          <table:table-cell table:style-name="ce19" table:number-columns-repeated="1018"/>
        </table:table-row>
        <table:table-row table:style-name="ro5">
          <table:table-cell table:style-name="ce3"/>
          <table:table-cell table:style-name="ce7"/>
          <table:table-cell table:style-name="ce13"/>
          <table:table-cell table:style-name="ce16"/>
          <table:table-cell table:style-name="ce18"/>
          <table:table-cell table:style-name="ce20"/>
          <table:table-cell table:style-name="ce19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6"/>
          <table:table-cell table:style-name="ce18"/>
          <table:table-cell table:style-name="ce21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6"/>
          <table:table-cell table:style-name="ce18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2/01/2012</text:date>, <text:time>21:5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01T21:58:41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12" meta:object-count="0"/>
  </office:meta>
</office:document-meta>
</file>